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a1" style:family="table">
      <style:table-properties style:width="6.675in" fo:margin-left="0.0063in" fo:margin-right="0.0118in" fo:margin-top="0in" fo:margin-bottom="0.0097in" table:align="margins" style:may-break-between-rows="false" style:writing-mode="lr-tb"/>
    </style:style>
    <style:style style:name="a1.A" style:family="table-column">
      <style:table-column-properties style:column-width="0.975in" style:rel-column-width="9572*"/>
    </style:style>
    <style:style style:name="a1.B" style:family="table-column">
      <style:table-column-properties style:column-width="0.95in" style:rel-column-width="9327*"/>
    </style:style>
    <style:style style:name="a1.G" style:family="table-column">
      <style:table-column-properties style:column-width="0.95in" style:rel-column-width="9328*"/>
    </style:style>
    <style:style style:name="a1.1" style:family="table-row">
      <style:table-row-properties style:min-row-height="0.3063in"/>
    </style:style>
    <style:style style:name="a1.A1" style:family="table-cell">
      <style:table-cell-properties style:vertical-align="bottom" fo:padding="0.0201in" fo:border="none"/>
    </style:style>
    <style:style style:name="a1.2" style:family="table-row">
      <style:table-row-properties style:min-row-height="0.3104in"/>
    </style:style>
    <style:style style:name="a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a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a1.G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a1.3" style:family="table-row">
      <style:table-row-properties style:min-row-height="0.2639in"/>
    </style:style>
    <style:style style:name="a1.B3" style:family="table-cell">
      <style:table-cell-properties fo:padding="0.0201in" fo:border-left="0.0007in solid #000000" fo:border-right="none" fo:border-top="none" fo:border-bottom="0.0007in solid #000000"/>
    </style:style>
    <style:style style:name="a1.4" style:family="table-row">
      <style:table-row-properties style:min-row-height="0.2674in"/>
    </style:style>
    <style:style style:name="a1.B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a1.A5" style:family="table-cell">
      <style:table-cell-properties fo:padding="0.0201in" fo:border-left="0.0347in solid #000000" fo:border-right="none" fo:border-top="none" fo:border-bottom="0.0347in solid #000000"/>
    </style:style>
    <style:style style:name="a1.B5" style:family="table-cell">
      <style:table-cell-properties fo:padding="0.0201in" fo:border-left="0.0007in solid #000000" fo:border-right="none" fo:border-top="none" fo:border-bottom="0.0347in solid #000000"/>
    </style:style>
    <style:style style:name="a1.G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normal"/>
    </style:style>
    <style:style style:name="P6" style:family="paragraph" style:parent-style-name="Standard"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left="0.3937in" fo:margin-right="0in" fo:text-indent="0in" style:auto-text-indent="false"/>
    </style:style>
    <style:style style:name="P2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ru" fo:country="RU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ru" fo:country="RU" style:letter-kerning="true" style:font-name-asian="Times New Roman" style:font-size-asian="9pt" style:font-name-complex="Times New Roman" style:font-size-complex="9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3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0" style:family="paragraph" style:parent-style-name="Text_20_body">
      <style:text-properties fo:font-size="6pt" style:font-size-asian="6pt" style:font-size-complex="6pt"/>
    </style:style>
    <style:style style:name="P41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4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4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50" style:family="paragraph" style:parent-style-name="Standard">
      <style:text-properties style:text-position="super 58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1" style:family="paragraph" style:parent-style-name="Standard">
      <style:text-properties style:text-position="super 58%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5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53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ru" fo:country="RU" style:font-size-asian="10pt" style:font-name-complex="Arial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5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6" style:family="text">
      <style:text-properties style:font-name="Arial" fo:font-size="9pt" fo:language="ru" fo:country="RU" style:font-size-asian="9pt" style:font-size-complex="9pt"/>
    </style:style>
    <style:style style:name="T17" style:family="text">
      <style:text-properties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style:font-style-asian="italic" style:font-name-complex="Symbol" style:font-style-complex="italic"/>
    </style:style>
    <style:style style:name="T21" style:family="text">
      <style:text-properties fo:language="en" fo:country="US" fo:font-weight="normal" style:font-weight-asian="normal" style:font-weight-complex="normal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text-underline-style="none"/>
    </style:style>
    <style:style style:name="T24" style:family="text">
      <style:text-properties fo:language="en" fo:country="US" style:font-name-complex="Symbo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b 58%"/>
    </style:style>
    <style:style style:name="T27" style:family="text">
      <style:text-properties style:text-position="sub 58%" fo:language="en" fo:country="US"/>
    </style:style>
    <style:style style:name="T28" style:family="text">
      <style:text-properties style:text-position="sub 58%" fo:language="en" fo:country="US" fo:font-style="italic" style:font-style-asian="italic" style:font-style-complex="italic"/>
    </style:style>
    <style:style style:name="T2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0" style:family="text">
      <style:text-properties style:text-position="sub 58%" fo:language="en" fo:country="US" style:font-name-complex="Symbol"/>
    </style:style>
    <style:style style:name="T31" style:family="text">
      <style:text-properties style:text-position="sub 58%" fo:language="ru" fo:country="RU" fo:font-style="normal" style:font-style-asian="normal" style:font-style-complex="normal"/>
    </style:style>
    <style:style style:name="T32" style:family="text">
      <style:text-properties style:text-position="sub 58%" fo:language="ru" fo:country="RU" fo:font-style="italic" style:font-style-asian="italic" style:font-name-complex="Symbol" style:font-style-complex="italic"/>
    </style:style>
    <style:style style:name="T33" style:family="text">
      <style:text-properties style:text-position="sub 58%" fo:font-style="italic" style:font-style-asian="italic" style:font-name-complex="Symbol" style:font-style-complex="italic"/>
    </style:style>
    <style:style style:name="T34" style:family="text">
      <style:text-properties fo:language="ru" fo:country="RU"/>
    </style:style>
    <style:style style:name="T35" style:family="text">
      <style:text-properties fo:language="ru" fo:country="RU" fo:background-color="transparent"/>
    </style:style>
    <style:style style:name="T36" style:family="text">
      <style:text-properties fo:language="ru" fo:country="RU" fo:font-style="italic" style:font-style-asian="italic" style:font-style-complex="italic"/>
    </style:style>
    <style:style style:name="T37" style:family="text">
      <style:text-properties fo:language="ru" fo:country="RU" style:text-underline-style="none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font-name-complex="Arial"/>
    </style:style>
    <style:style style:name="T40" style:family="text">
      <style:text-properties fo:background-color="transparent"/>
    </style:style>
    <style:style style:name="T41" style:family="text">
      <style:text-properties fo:font-size="5pt" style:font-size-asian="5pt" style:font-size-complex="5pt"/>
    </style:style>
    <style:style style:name="T4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3" style:family="text">
      <style:text-properties style:text-position="super 58%"/>
    </style:style>
    <style:style style:name="T44" style:family="text">
      <style:text-properties style:text-position="super 58%"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45" style:family="text">
      <style:text-properties style:text-position="super 58%" fo:language="en" fo:country="US" fo:font-style="italic" style:font-style-asian="italic" style:font-name-complex="Symbol" style:font-style-complex="italic"/>
    </style:style>
    <style:style style:name="T46" style:family="text">
      <style:text-properties style:text-position="super 58%" style:text-underline-style="solid" style:text-underline-width="auto" style:text-underline-color="font-color" fo:font-weight="bold" style:font-weight-asian="bold"/>
    </style:style>
    <style:style style:name="T47" style:family="text">
      <style:text-properties style:font-name="Symbol" fo:language="en" fo:country="US" style:font-name-complex="Symbol"/>
    </style:style>
    <style:style style:name="T48" style:family="text">
      <style:text-properties style:font-name="Symbol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49" style:family="text">
      <style:text-properties style:font-name="Symbol" fo:language="ru" fo:country="RU" style:font-name-complex="Symbol"/>
    </style:style>
    <style:style style:name="T50" style:family="text">
      <style:text-properties style:font-name="Arial1" style:font-name-asian="Times New Roman" style:font-name-complex="Arial1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style:font-name-complex="Symbol"/>
    </style:style>
    <style:style style:name="T53" style:family="text">
      <style:text-properties style:text-position="0% 100%" fo:language="ru" fo:country="RU"/>
    </style:style>
    <style:style style:name="T54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5" style:family="text">
      <style:text-properties style:text-position="0% 100%" fo:language="en" fo:country="US" fo:font-style="normal" style:font-style-asian="normal" style:font-name-complex="Symbol" style:font-style-complex="normal"/>
    </style:style>
    <style:style style:name="T56" style:family="text">
      <style:text-properties style:text-position="0% 100%" style:font-name="Arial" fo:font-size="9pt" fo:language="ru" fo:country="RU" fo:font-style="italic" style:font-size-asian="9pt" style:font-style-asian="italic" style:font-name-complex="Symbol" style:font-size-complex="9pt" style:font-style-complex="italic"/>
    </style:style>
    <style:style style:name="T57" style:family="text">
      <style:text-properties style:text-position="0% 100%"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58" style:family="text">
      <style:text-properties style:text-position="0% 100%" fo:font-style="italic" style:font-style-asian="italic" style:font-name-complex="Symbol" style:font-style-complex="italic"/>
    </style:style>
    <style:style style:name="T59" style:family="text">
      <style:text-properties style:text-position="0% 100%" fo:font-style="normal" style:font-style-asian="normal" style:font-name-complex="Symbol" style:font-style-complex="normal"/>
    </style:style>
    <style:style style:name="T60" style:family="text">
      <style:text-properties style:text-position="0% 100%" style:text-underline-style="solid" style:text-underline-width="auto" style:text-underline-color="font-color" fo:font-weight="bold" style:font-weight-asian="bold"/>
    </style:style>
    <style:style style:name="T61" style:family="text">
      <style:text-properties style:text-position="0% 100%" style:font-name="Symbol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62" style:family="text">
      <style:text-properties style:text-position="0% 100%" style:font-name="Symbol" fo:language="ru" fo:country="RU" style:text-underline-style="solid" style:text-underline-width="auto" style:text-underline-color="font-color" fo:font-weight="bold" style:font-weight-asian="bold" style:font-name-complex="Symbol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/></text:p>
      <text:p text:style-name="P17">ПРОТОКОЛ ПРОВЕРКИ</text:p>
      <text:p text:style-name="P11"/>
      <text:p text:style-name="P16"><text:span text:style-name="T15">Тип:</text:span><text:span text:style-name="T14"> </text:span><text:span text:style-name="T10">Дозиметр-радиометр МКС-AT6131B</text:span><text:span text:style-name="T3"><text:tab/></text:span><text:span text:style-name="T6">Дата проверки: </text:span><text:span text:style-name="T9">$date </text:span><text:span text:style-name="T6">г.</text:span></text:p>
      <text:p text:style-name="P9"/>
      <text:p text:style-name="P8">з/н:_<text:span text:style-name="T42">$allSerial</text:span></text:p>
      <text:p text:style-name="P18"/>
      <text:p text:style-name="Standard"><text:span text:style-name="T8">Диапазон измерения мощности амбиентной дозы (МД):</text:span><text:span text:style-name="T5"><text:tab/></text:span><text:span text:style-name="T13">от</text:span><text:span text:style-name="T7">: 0.1 мкЗв/ч – 10 мЗв/ч;</text:span></text:p>
      <text:p text:style-name="P52"/>
      <text:p text:style-name="P7"><text:span text:style-name="T63">Диапазон измерения плотности потока бета-излучения:</text:span><text:tab/><text:span text:style-name="T64">от 10 см</text:span><text:span text:style-name="T46">-2</text:span><text:span text:style-name="T48"></text:span><text:span text:style-name="T64">мин</text:span><text:span text:style-name="T46">-1</text:span><text:span text:style-name="T64"> до 1</text:span><text:span text:style-name="T48"></text:span><text:span text:style-name="T64">10</text:span><text:span text:style-name="T46">4</text:span><text:span text:style-name="T64"> см</text:span><text:span text:style-name="T46">-2</text:span><text:span text:style-name="T48"></text:span><text:span text:style-name="T64">мин</text:span><text:span text:style-name="T46">-1</text:span></text:p>
      <text:p text:style-name="P51"/>
      <text:p text:style-name="P7"><text:span text:style-name="T63">Чувствительность к альфа-излучению:</text:span><text:tab/><text:tab/><text:tab/><text:span text:style-name="T60">не менее 0,4 с</text:span><text:span text:style-name="T46">-1</text:span><text:span text:style-name="T61">Б</text:span><text:span text:style-name="T62">к</text:span><text:span text:style-name="T46">-1</text:span><text:span text:style-name="T60"> </text:span></text:p>
      <text:p text:style-name="P50"/>
      <text:p text:style-name="P19"><text:span text:style-name="T51">Основная относительная погрешность измерения</text:span><text:span text:style-name="T21">:</text:span> <text:span text:style-name="T50">±</text:span> 20 %</text:p>
      <text:p text:style-name="P7"/>
      <text:p text:style-name="P6">Условия эксплуатации: </text:p>
      <text:p text:style-name="P20"><text:span text:style-name="T11">- <text:s/></text:span><text:span text:style-name="T4">Температура окружающего воздуха<text:tab/><text:tab/><text:tab/>+</text:span><text:span text:style-name="T11">$temp</text:span><text:span text:style-name="T4"> °</text:span><text:span text:style-name="T11">C</text:span></text:p>
      <text:p text:style-name="P20"><text:span text:style-name="T11">- <text:s/></text:span><text:span text:style-name="T4">Атмосферное давление<text:tab/><text:tab/><text:tab/><text:tab/>98,5 </text:span><text:span text:style-name="T11">kPa</text:span></text:p>
      <text:p text:style-name="P20"><text:span text:style-name="T11">- <text:s/></text:span><text:span text:style-name="T4">Относительная влажность воздуха<text:tab/><text:tab/><text:tab/></text:span><text:span text:style-name="T11">$vlag</text:span><text:span text:style-name="T4"> %</text:span></text:p>
      <text:p text:style-name="P20"><text:span text:style-name="T11">- <text:s/></text:span><text:span text:style-name="T4">Радиационный фон<text:tab/><text:tab/><text:tab/><text:tab/><text:tab/></text:span><text:span text:style-name="T11">$bground</text:span><text:span text:style-name="T4"> </text:span><text:span text:style-name="T12">н</text:span><text:span text:style-name="T4">Зв/ч</text:span></text:p>
      <text:p text:style-name="P20"><text:span text:style-name="Знак_20_примечания"><text:span text:style-name="T41"/></text:span></text:p>
      <text:p text:style-name="P47">- <text:span text:style-name="T18">$facility_110</text:span>;</text:p>
      <text:p text:style-name="P47">- $facility_130;</text:p>
      <text:p text:style-name="P47">- $facility_<text:span text:style-name="T18">alpha</text:span>;</text:p>
      <text:p text:style-name="P48">- $facility_6130beta;</text:p>
      <text:p text:style-name="P3"/>
      <text:p text:style-name="P53">Данные проверки</text:p>
      <text:p text:style-name="P4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1"><text:span text:style-name="T34">Д</text:span>озиметр-радиометр МКС-AT6131B<text:span text:style-name="T34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42">Мощность амбиентной эквивалент-ной дозы в <text:span text:style-name="T34">контрольной</text:span> точке <text:span text:style-name="T25">Ḣ</text:span><text:span text:style-name="T28">oi</text:span></text:p>
          </table:table-cell>
          <table:table-cell table:style-name="t1.B2" table:number-rows-spanned="3" office:value-type="string">
            <text:p text:style-name="P45">Номер источ-ника</text:p>
          </table:table-cell>
          <table:table-cell table:style-name="t1.B2" table:number-rows-spanned="3" office:value-type="string">
            <text:p text:style-name="P45">Рассто-яние до источ-ника, </text:p>
            <text:p text:style-name="P46">R, см</text:p>
          </table:table-cell>
          <table:table-cell table:style-name="t1.B2" table:number-columns-spanned="5" office:value-type="string">
            <text:p text:style-name="P3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5"><text:span text:style-name="T35">Относи-тельная</text:span><text:span text:style-name="T40"> </text:span><text:span text:style-name="T35">погреш-ность</text:span><text:span text:style-name="T40"> </text:span><text:span text:style-name="T35">измерения</text:span> </text:p>
            <text:p text:style-name="P45"><text:span text:style-name="T36">θ</text:span><text:span text:style-name="T31">пр</text:span><text:span text:style-name="T28">i</text:span><text:span text:style-name="T34">,</text:span> %</text:p>
          </table:table-cell>
          <table:table-cell table:style-name="t1.B2" table:number-rows-spanned="3" office:value-type="string">
            <text:p text:style-name="P43"><text:span text:style-name="T34">Довери-тель</text:span>ная граница погреш-ности измерения <text:span text:style-name="T22">Δ</text:span><text:span text:style-name="T28">i</text:span><text:span text:style-name="T18">,</text:span> %</text:p>
          </table:table-cell>
          <table:table-cell table:style-name="t1.K2" table:number-rows-spanned="3" office:value-type="string">
            <text:p text:style-name="P44"><text:span text:style-name="T38">Предел основной </text:span><text:span text:style-name="T34">относи-тельной</text:span> <text:span text:style-name="T18">погреш-ности</text:span>, </text:p>
            <text:p text:style-name="P44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8">Фон, нЗв/ч</text:p>
          </table:table-cell>
          <table:table-cell table:style-name="t1.D3" table:number-columns-spanned="3" office:value-type="string">
            <text:p text:style-name="P3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8">Среднее значение, <text:span text:style-name="T19">H</text:span><text:span text:style-name="T2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9"><text:span text:style-name="T25">H</text:span><text:span text:style-name="T26">1</text:span></text:p>
          </table:table-cell>
          <table:table-cell table:style-name="t1.D3" office:value-type="string">
            <text:p text:style-name="P38"><text:span text:style-name="T19">H</text:span><text:span text:style-name="T26">2</text:span></text:p>
          </table:table-cell>
          <table:table-cell table:style-name="t1.D3" office:value-type="string">
            <text:p text:style-name="P38"><text:span text:style-name="T19">H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2">0,7 мкЗв/ч</text:p>
          </table:table-cell>
          <table:table-cell table:style-name="t1.B5" office:value-type="string">
            <text:p text:style-name="P13">$1-30</text:p>
          </table:table-cell>
          <table:table-cell table:style-name="t1.B5" office:value-type="string">
            <text:p text:style-name="P13">$1-40</text:p>
          </table:table-cell>
          <table:table-cell table:style-name="t1.B5" office:value-type="string">
            <text:p text:style-name="P13">$1-50</text:p>
          </table:table-cell>
          <table:table-cell table:style-name="t1.B5" office:value-type="string">
            <text:p text:style-name="P13">$1-60</text:p>
          </table:table-cell>
          <table:table-cell table:style-name="t1.B5" office:value-type="string">
            <text:p text:style-name="P13">$1-70</text:p>
          </table:table-cell>
          <table:table-cell table:style-name="t1.B5" office:value-type="string">
            <text:p text:style-name="P13">$1-80</text:p>
          </table:table-cell>
          <table:table-cell table:style-name="t1.B5" office:value-type="string">
            <text:p text:style-name="P13">$1-00</text:p>
          </table:table-cell>
          <table:table-cell table:style-name="t1.B5" office:value-type="string">
            <text:p text:style-name="P13">$1-10</text:p>
          </table:table-cell>
          <table:table-cell table:style-name="t1.B5" office:value-type="string">
            <text:p text:style-name="P13">$1-20</text:p>
          </table:table-cell>
          <table:table-cell table:style-name="t1.K5" table:number-rows-spanned="5" office:value-type="string">
            <text:p text:style-name="P12">±<text:span text:style-name="T34">20</text:span></text:p>
          </table:table-cell>
        </table:table-row>
        <table:table-row>
          <table:table-cell table:style-name="t1.A5" office:value-type="string">
            <text:p text:style-name="P12">7 мкЗв/ч</text:p>
          </table:table-cell>
          <table:table-cell table:style-name="t1.B5" office:value-type="string">
            <text:p text:style-name="P13">$1-31</text:p>
          </table:table-cell>
          <table:table-cell table:style-name="t1.B5" office:value-type="string">
            <text:p text:style-name="P13">$1-41</text:p>
          </table:table-cell>
          <table:table-cell table:style-name="t1.B5" office:value-type="string">
            <text:p text:style-name="P13">$1-51</text:p>
          </table:table-cell>
          <table:table-cell table:style-name="t1.B5" office:value-type="string">
            <text:p text:style-name="P13">$1-61</text:p>
          </table:table-cell>
          <table:table-cell table:style-name="t1.B5" office:value-type="string">
            <text:p text:style-name="P13">$1-71</text:p>
          </table:table-cell>
          <table:table-cell table:style-name="t1.B5" office:value-type="string">
            <text:p text:style-name="P13">$1-81</text:p>
          </table:table-cell>
          <table:table-cell table:style-name="t1.B5" office:value-type="string">
            <text:p text:style-name="P13">$1-01</text:p>
          </table:table-cell>
          <table:table-cell table:style-name="t1.B5" office:value-type="string">
            <text:p text:style-name="P13">$1-11</text:p>
          </table:table-cell>
          <table:table-cell table:style-name="t1.B5" office:value-type="string">
            <text:p text:style-name="P13">$1-21</text:p>
          </table:table-cell>
          <table:covered-table-cell/>
        </table:table-row>
        <table:table-row>
          <table:table-cell table:style-name="t1.A5" office:value-type="string">
            <text:p text:style-name="P12">70 мкЗв/ч</text:p>
          </table:table-cell>
          <table:table-cell table:style-name="t1.B5" office:value-type="string">
            <text:p text:style-name="P13">$1-32</text:p>
          </table:table-cell>
          <table:table-cell table:style-name="t1.B5" office:value-type="string">
            <text:p text:style-name="P13">$1-42</text:p>
          </table:table-cell>
          <table:table-cell table:style-name="t1.B5" office:value-type="string">
            <text:p text:style-name="P13">$1-52</text:p>
          </table:table-cell>
          <table:table-cell table:style-name="t1.B5" office:value-type="string">
            <text:p text:style-name="P13">$1-62</text:p>
          </table:table-cell>
          <table:table-cell table:style-name="t1.B5" office:value-type="string">
            <text:p text:style-name="P13">$1-72</text:p>
          </table:table-cell>
          <table:table-cell table:style-name="t1.B5" office:value-type="string">
            <text:p text:style-name="P13">$1-82</text:p>
          </table:table-cell>
          <table:table-cell table:style-name="t1.B5" office:value-type="string">
            <text:p text:style-name="P13">$1-02</text:p>
          </table:table-cell>
          <table:table-cell table:style-name="t1.B5" office:value-type="string">
            <text:p text:style-name="P13">$1-12</text:p>
          </table:table-cell>
          <table:table-cell table:style-name="t1.B5" office:value-type="string">
            <text:p text:style-name="P13">$1-22</text:p>
          </table:table-cell>
          <table:covered-table-cell/>
        </table:table-row>
        <table:table-row>
          <table:table-cell table:style-name="t1.A5" office:value-type="string">
            <text:p text:style-name="P12">0.7 мЗв/ч</text:p>
          </table:table-cell>
          <table:table-cell table:style-name="t1.B5" office:value-type="string">
            <text:p text:style-name="P13">$1-33</text:p>
          </table:table-cell>
          <table:table-cell table:style-name="t1.B5" office:value-type="string">
            <text:p text:style-name="P13">$1-43</text:p>
          </table:table-cell>
          <table:table-cell table:style-name="t1.B5" office:value-type="string">
            <text:p text:style-name="P13">$1-53</text:p>
          </table:table-cell>
          <table:table-cell table:style-name="t1.B5" office:value-type="string">
            <text:p text:style-name="P13">$1-63</text:p>
          </table:table-cell>
          <table:table-cell table:style-name="t1.B5" office:value-type="string">
            <text:p text:style-name="P13">$1-73</text:p>
          </table:table-cell>
          <table:table-cell table:style-name="t1.B5" office:value-type="string">
            <text:p text:style-name="P13">$1-83</text:p>
          </table:table-cell>
          <table:table-cell table:style-name="t1.B5" office:value-type="string">
            <text:p text:style-name="P13">$1-03</text:p>
          </table:table-cell>
          <table:table-cell table:style-name="t1.B5" office:value-type="string">
            <text:p text:style-name="P13">$1-13</text:p>
          </table:table-cell>
          <table:table-cell table:style-name="t1.B5" office:value-type="string">
            <text:p text:style-name="P13">$1-23</text:p>
          </table:table-cell>
          <table:covered-table-cell/>
        </table:table-row>
        <table:table-row>
          <table:table-cell table:style-name="t1.A9" office:value-type="string">
            <text:p text:style-name="P12">7,0 мЗв/ч</text:p>
          </table:table-cell>
          <table:table-cell table:style-name="t1.B9" office:value-type="string">
            <text:p text:style-name="P13">$1-34</text:p>
          </table:table-cell>
          <table:table-cell table:style-name="t1.B9" office:value-type="string">
            <text:p text:style-name="P13">$1-44</text:p>
          </table:table-cell>
          <table:table-cell table:style-name="t1.B9" office:value-type="string">
            <text:p text:style-name="P13">$1-54</text:p>
          </table:table-cell>
          <table:table-cell table:style-name="t1.B9" office:value-type="string">
            <text:p text:style-name="P13">$1-64</text:p>
          </table:table-cell>
          <table:table-cell table:style-name="t1.B9" office:value-type="string">
            <text:p text:style-name="P13">$1-74</text:p>
          </table:table-cell>
          <table:table-cell table:style-name="t1.B9" office:value-type="string">
            <text:p text:style-name="P13">$1-84</text:p>
          </table:table-cell>
          <table:table-cell table:style-name="t1.B9" office:value-type="string">
            <text:p text:style-name="P13">$1-04</text:p>
          </table:table-cell>
          <table:table-cell table:style-name="t1.B9" office:value-type="string">
            <text:p text:style-name="P13">$1-14</text:p>
          </table:table-cell>
          <table:table-cell table:style-name="t1.B9" office:value-type="string">
            <text:p text:style-name="P13">$1-24</text:p>
          </table:table-cell>
          <table:covered-table-cell/>
        </table:table-row>
      </table:table>
      <text:p text:style-name="Text_20_body"/>
      <text:p text:style-name="P40"/>
      <text:p text:style-name="P40"/>
      <text:p text:style-name="P40"/>
      <text:p text:style-name="P4">Бета-излучение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1"><text:span text:style-name="T34">Д</text:span>озиметр-радиометр МКС-AT6131B<text:span text:style-name="T34"> </text:span>зав №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2"><text:span text:style-name="T34">Плотность потока в </text:span><text:span text:style-name="T18">контрольной</text:span></text:p>
            <text:p text:style-name="P22">точке <text:span text:style-name="T52">φ</text:span><text:span text:style-name="T26">0</text:span><text:span text:style-name="T27">i</text:span>,</text:p>
            <text:p text:style-name="P23"><text:s/>мин<text:span text:style-name="T43">-1</text:span>·см<text:span text:style-name="T43">-2</text:span></text:p>
          </table:table-cell>
          <table:table-cell table:style-name="b1.B2" table:number-rows-spanned="3" office:value-type="string">
            <text:p text:style-name="P22">Номер источника</text:p>
          </table:table-cell>
          <table:table-cell table:style-name="b1.B2" table:number-columns-spanned="4" office:value-type="string">
            <text:p text:style-name="P31">Измерение плотности потока в контрольной <text:s/>точке, <text:span text:style-name="T52">φ</text:span><text:span text:style-name="T27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2"><text:span text:style-name="T35">Относи-тельная</text:span><text:span text:style-name="T40"> </text:span><text:span text:style-name="T35">погреш-ность</text:span><text:span text:style-name="T40"> </text:span><text:span text:style-name="T35">измерения</text:span> </text:p>
            <text:p text:style-name="P22"><text:span text:style-name="T36">θ</text:span><text:span text:style-name="T31">пр</text:span><text:span text:style-name="T28">i</text:span><text:span text:style-name="T34">,</text:span> %</text:p>
          </table:table-cell>
          <table:table-cell table:style-name="b1.B2" table:number-rows-spanned="3" office:value-type="string">
            <text:p text:style-name="P28"><text:span text:style-name="T34">Довери-тель</text:span>ная граница погреш-ности измерения <text:span text:style-name="T22">Δ</text:span><text:span text:style-name="T28">i</text:span><text:span text:style-name="T18">,</text:span> %</text:p>
          </table:table-cell>
          <table:table-cell table:style-name="b1.I2" table:number-rows-spanned="3" office:value-type="string">
            <text:p text:style-name="P27"><text:span text:style-name="T38">Предел основной </text:span><text:span text:style-name="T34">относи-тельной</text:span> <text:span text:style-name="T18">погреш-ности</text:span>, </text:p>
            <text:p text:style-name="P27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8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38">Среднее значение, <text:span text:style-name="T20">φ</text:span><text:span text:style-name="T26">ср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9"><text:span text:style-name="T58">φ</text:span><text:span text:style-name="T26">1</text:span></text:p>
          </table:table-cell>
          <table:table-cell table:style-name="b1.C4" office:value-type="string">
            <text:p text:style-name="P38"><text:span text:style-name="T54">φ</text:span><text:span text:style-name="T26">2</text:span></text:p>
          </table:table-cell>
          <table:table-cell table:style-name="b1.C4" office:value-type="string">
            <text:p text:style-name="P38"><text:span text:style-name="T54">φ</text:span><text:span text:style-name="T2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4">β1-90</text:p>
          </table:table-cell>
          <table:table-cell table:style-name="b1.C3" office:value-type="string">
            <text:p text:style-name="P14">β1-30</text:p>
          </table:table-cell>
          <table:table-cell table:style-name="b1.C3" office:value-type="string">
            <text:p text:style-name="P13"><text:span text:style-name="T18">β</text:span>1-60</text:p>
          </table:table-cell>
          <table:table-cell table:style-name="b1.C3" office:value-type="string">
            <text:p text:style-name="P13"><text:span text:style-name="T18">β</text:span>1-70</text:p>
          </table:table-cell>
          <table:table-cell table:style-name="b1.C3" office:value-type="string">
            <text:p text:style-name="P13"><text:span text:style-name="T18">β</text:span>1-80</text:p>
          </table:table-cell>
          <table:table-cell table:style-name="b1.C3" office:value-type="string">
            <text:p text:style-name="P15">β1-00</text:p>
          </table:table-cell>
          <table:table-cell table:style-name="b1.C3" office:value-type="string">
            <text:p text:style-name="P13"><text:span text:style-name="T18">β</text:span>1-10</text:p>
          </table:table-cell>
          <table:table-cell table:style-name="b1.C3" office:value-type="string">
            <text:p text:style-name="P13"><text:span text:style-name="T18">β</text:span>1-20</text:p>
          </table:table-cell>
          <table:table-cell table:style-name="b1.I5" table:number-rows-spanned="3" office:value-type="string">
            <text:p text:style-name="P12">±<text:span text:style-name="T18">20</text:span></text:p>
          </table:table-cell>
        </table:table-row>
        <table:table-row>
          <table:table-cell table:style-name="b1.A5" office:value-type="string">
            <text:p text:style-name="P14">β1-9<text:span text:style-name="T34">1</text:span></text:p>
          </table:table-cell>
          <table:table-cell table:style-name="b1.C3" office:value-type="string">
            <text:p text:style-name="P14">β1-3<text:span text:style-name="T34">1</text:span></text:p>
          </table:table-cell>
          <table:table-cell table:style-name="b1.C3" office:value-type="string">
            <text:p text:style-name="P13"><text:span text:style-name="T18">β</text:span>1-61</text:p>
          </table:table-cell>
          <table:table-cell table:style-name="b1.C3" office:value-type="string">
            <text:p text:style-name="P13"><text:span text:style-name="T18">β</text:span>1-71</text:p>
          </table:table-cell>
          <table:table-cell table:style-name="b1.C3" office:value-type="string">
            <text:p text:style-name="P13"><text:span text:style-name="T18">β</text:span>1-81</text:p>
          </table:table-cell>
          <table:table-cell table:style-name="b1.C3" office:value-type="string">
            <text:p text:style-name="P15">β1-01</text:p>
          </table:table-cell>
          <table:table-cell table:style-name="b1.C3" office:value-type="string">
            <text:p text:style-name="P13"><text:span text:style-name="T18">β</text:span>1-11</text:p>
          </table:table-cell>
          <table:table-cell table:style-name="b1.C3" office:value-type="string">
            <text:p text:style-name="P13"><text:span text:style-name="T18">β</text:span>1-21</text:p>
          </table:table-cell>
          <table:covered-table-cell/>
        </table:table-row>
        <table:table-row>
          <table:table-cell table:style-name="b1.A7" office:value-type="string">
            <text:p text:style-name="P14">β1-9<text:span text:style-name="T34">2</text:span></text:p>
          </table:table-cell>
          <table:table-cell table:style-name="b1.B7" office:value-type="string">
            <text:p text:style-name="P14">β1-3<text:span text:style-name="T34">2</text:span></text:p>
          </table:table-cell>
          <table:table-cell table:style-name="b1.B7" office:value-type="string">
            <text:p text:style-name="P13"><text:span text:style-name="T18">β</text:span>1-62</text:p>
          </table:table-cell>
          <table:table-cell table:style-name="b1.B7" office:value-type="string">
            <text:p text:style-name="P13"><text:span text:style-name="T18">β</text:span>1-72</text:p>
          </table:table-cell>
          <table:table-cell table:style-name="b1.B7" office:value-type="string">
            <text:p text:style-name="P13"><text:span text:style-name="T18">β</text:span>1-82</text:p>
          </table:table-cell>
          <table:table-cell table:style-name="b1.B7" office:value-type="string">
            <text:p text:style-name="P15">β1-02</text:p>
          </table:table-cell>
          <table:table-cell table:style-name="b1.B7" office:value-type="string">
            <text:p text:style-name="P13"><text:span text:style-name="T18">β</text:span>1-12</text:p>
          </table:table-cell>
          <table:table-cell table:style-name="b1.B7" office:value-type="string">
            <text:p text:style-name="P13"><text:span text:style-name="T18">β</text:span>1-22</text:p>
          </table:table-cell>
          <table:covered-table-cell/>
        </table:table-row>
      </table:table>
      <text:p text:style-name="Text_20_body"/>
      <text:p text:style-name="P40"/>
      <text:p text:style-name="P40"/>
      <text:p text:style-name="P40"/>
      <text:p text:style-name="P5"><text:span text:style-name="T37">Альфа</text:span><text:span text:style-name="T23">-излучение</text:span></text:p>
      <table:table table:name="a1" table:style-name="a1">
        <table:table-column table:style-name="a1.A"/>
        <table:table-column table:style-name="a1.B" table:number-columns-repeated="5"/>
        <table:table-column table:style-name="a1.G"/>
        <table:table-row table:style-name="a1.1">
          <table:table-cell table:style-name="a1.A1" table:number-columns-spanned="7" office:value-type="string">
            <text:p text:style-name="P21"><text:span text:style-name="T34">Д</text:span>озиметр-радиометр МКС-AT6131B<text:span text:style-name="T34"> </text:span>зав № $bd_num_a1$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a1.2">
          <table:table-cell table:style-name="a1.A2" table:number-rows-spanned="3" office:value-type="string">
            <text:p text:style-name="P22"><text:span text:style-name="T34">Активность эталонного источника</text:span> <text:span text:style-name="T24">A</text:span><text:span text:style-name="T30">0</text:span>,</text:p>
            <text:p text:style-name="P23"><text:s/><text:span text:style-name="T53">Бк</text:span></text:p>
          </table:table-cell>
          <table:table-cell table:style-name="a1.B2" table:number-columns-spanned="4" office:value-type="string">
            <text:p text:style-name="P29"><text:span text:style-name="T16">Скорость счёта имульсов, </text:span><text:span text:style-name="T17">n</text:span><text:span text:style-name="T29">α</text:span><text:span text:style-name="T54">,</text:span><text:span text:style-name="T29"> <text:s/></text:span><text:span text:style-name="T56">с</text:span><text:span text:style-name="T44">-1</text:span></text:p>
          </table:table-cell>
          <table:covered-table-cell/>
          <table:covered-table-cell/>
          <table:covered-table-cell/>
          <table:table-cell table:style-name="a1.B2" table:number-rows-spanned="3" office:value-type="string">
            <text:p text:style-name="P24">Рассчитанное значение чувствитель-ности</text:p>
            <text:p text:style-name="P25"><text:span text:style-name="T16"><text:s/></text:span>ε<text:span text:style-name="T29">α</text:span><text:span text:style-name="T54">,</text:span><text:span text:style-name="T29"> </text:span><text:span text:style-name="T56">с</text:span><text:span text:style-name="T44">-1</text:span><text:span text:style-name="T57">·</text:span><text:span text:style-name="T56">Бк</text:span><text:span text:style-name="T44">-1</text:span></text:p>
          </table:table-cell>
          <table:table-cell table:style-name="a1.G2" table:number-rows-spanned="3" office:value-type="string">
            <text:p text:style-name="P26">Чувствитель-ность,</text:p>
            <text:p text:style-name="P26"><text:span text:style-name="T58">с</text:span><text:span text:style-name="T45">-1</text:span><text:span text:style-name="T54">·</text:span><text:span text:style-name="T58">Бк</text:span><text:span text:style-name="T45">-1</text:span><text:span text:style-name="T54">,</text:span></text:p>
            <text:p text:style-name="P26">не менее</text:p>
          </table:table-cell>
        </table:table-row>
        <table:table-row table:style-name="a1.3">
          <table:covered-table-cell/>
          <table:table-cell table:style-name="a1.B3" table:number-columns-spanned="3" office:value-type="string">
            <text:p text:style-name="P38">Измеренное значение </text:p>
          </table:table-cell>
          <table:covered-table-cell/>
          <table:covered-table-cell/>
          <table:table-cell table:style-name="a1.B3" table:number-rows-spanned="2" office:value-type="string">
            <text:p text:style-name="P38">Среднее значение, <text:span text:style-name="T26"><text:s/></text:span><text:span text:style-name="T54">n</text:span><text:span text:style-name="T29">α</text:span></text:p>
          </table:table-cell>
          <table:covered-table-cell/>
          <table:covered-table-cell/>
        </table:table-row>
        <table:table-row table:style-name="a1.4">
          <table:covered-table-cell/>
          <table:table-cell table:style-name="a1.B4" office:value-type="string">
            <text:p text:style-name="P30"><text:span text:style-name="T58">n</text:span><text:span text:style-name="T33">α</text:span><text:span text:style-name="T32">1</text:span></text:p>
          </table:table-cell>
          <table:table-cell table:style-name="a1.B4" office:value-type="string">
            <text:p text:style-name="P31"><text:span text:style-name="T54">n</text:span><text:span text:style-name="T29">α</text:span><text:span text:style-name="T33">2</text:span></text:p>
          </table:table-cell>
          <table:table-cell table:style-name="a1.B4" office:value-type="string">
            <text:p text:style-name="P31"><text:span text:style-name="T54">n</text:span><text:span text:style-name="T29">α</text:span><text:span text:style-name="T33">3</text:span></text:p>
          </table:table-cell>
          <table:covered-table-cell/>
          <table:covered-table-cell/>
          <table:covered-table-cell/>
        </table:table-row>
        <table:table-row>
          <table:table-cell table:style-name="a1.A5" office:value-type="string">
            <text:p text:style-name="P14"><text:span text:style-name="T59">α</text:span>1-00</text:p>
          </table:table-cell>
          <table:table-cell table:style-name="a1.B5" office:value-type="string">
            <text:p text:style-name="P13"><text:span text:style-name="T55">α</text:span>1-<text:span text:style-name="T18">10</text:span></text:p>
          </table:table-cell>
          <table:table-cell table:style-name="a1.B5" office:value-type="string">
            <text:p text:style-name="P13"><text:span text:style-name="T55">α</text:span>1-<text:span text:style-name="T18">20</text:span></text:p>
          </table:table-cell>
          <table:table-cell table:style-name="a1.B5" office:value-type="string">
            <text:p text:style-name="P13"><text:span text:style-name="T55">α</text:span>1-<text:span text:style-name="T18">30</text:span></text:p>
          </table:table-cell>
          <table:table-cell table:style-name="a1.B5" office:value-type="string">
            <text:p text:style-name="P15"><text:span text:style-name="T59">α</text:span>1-40</text:p>
          </table:table-cell>
          <table:table-cell table:style-name="a1.B5" office:value-type="string">
            <text:p text:style-name="P13"><text:span text:style-name="T55">α</text:span>1-<text:span text:style-name="T18">50</text:span></text:p>
          </table:table-cell>
          <table:table-cell table:style-name="a1.G5" office:value-type="string">
            <text:p text:style-name="P14">0,4</text:p>
          </table:table-cell>
        </table:table-row>
      </table:table>
      <text:p text:style-name="P4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2">Проверку произвел:</text:p>
          </table:table-cell>
          <table:table-cell table:style-name="Таблица1.A1" office:value-type="string">
            <text:p text:style-name="P33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C2" office:value-type="string">
            <text:p text:style-name="P35">(<text:span text:style-name="T39">подпись</text:span>)</text:p>
          </table:table-cell>
        </table:table-row>
        <table:table-row>
          <table:table-cell table:style-name="Таблица1.A1" office:value-type="string">
            <text:p text:style-name="P32">Технический контроль: </text:p>
          </table:table-cell>
          <table:table-cell table:style-name="Таблица1.A1" office:value-type="string">
            <text:p text:style-name="P34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35">(<text:span text:style-name="T39">подпись</text:span>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1B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10-24T16:58:25.03</dc:date>
    <meta:print-date>2019-04-03T15:18:00</meta:print-date>
    <meta:editing-cycles>126</meta:editing-cycles>
    <meta:editing-duration>PT9H17M6S</meta:editing-duration>
    <meta:generator>OpenOffice/4.1.6$Win32 OpenOffice.org_project/416m1$Build-9790</meta:generator>
    <meta:document-statistic meta:table-count="4" meta:image-count="1" meta:object-count="0" meta:page-count="2" meta:paragraph-count="161" meta:word-count="320" meta:character-count="2310"/>
  </office:meta>
</office:document-meta>
</file>